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Arial" fo:color="#151515" fo:background-color="#FFFFFF"/>
    </style:style>
    <style:style style:name="T6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7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8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9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1" style:parent-style-name="Default" style:family="paragraph">
      <style:text-properties style:font-name="Arial" style:font-name-complex="Arial" fo:font-size="11pt" style:font-size-asian="11pt" style:font-size-complex="11pt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Default" style:family="paragraph">
      <style:text-properties style:font-name="Arial" style:font-name-complex="Arial" fo:font-size="11pt" style:font-size-asian="11pt" style:font-size-complex="11pt"/>
    </style:style>
    <style:style style:name="P1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31" style:parent-style-name="Default" style:family="paragraph">
      <style:text-properties style:font-name="Arial" style:font-name-complex="Arial" fo:font-size="11pt" style:font-size-asian="11pt" style:font-size-complex="11pt"/>
    </style:style>
    <style:style style:name="P3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58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5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6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 fo:hyphenate="true"/>
    </style:style>
    <style:style style:name="P6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93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9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5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96" style:parent-style-name="Default" style:family="paragraph">
      <style:text-properties style:font-name="Arial" style:font-name-complex="Arial" fo:font-size="11pt" style:font-size-asian="11pt" style:font-size-complex="11pt"/>
    </style:style>
    <style:style style:name="P97" style:parent-style-name="Default" style:family="paragraph">
      <style:text-properties style:font-name="Arial" style:font-name-complex="Arial" fo:font-size="11pt" style:font-size-asian="11pt" style:font-size-complex="11pt"/>
    </style:style>
    <style:style style:name="P98" style:parent-style-name="Default" style:family="paragraph">
      <style:text-properties style:font-name="Arial" style:font-name-complex="Arial" fo:font-size="11pt" style:font-size-asian="11pt" style:font-size-complex="11pt"/>
    </style:style>
    <style:style style:name="P99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0" style:parent-style-name="Default" style:family="paragraph">
      <style:text-properties style:font-name="Consolas" style:font-name-complex="Open Sans" fo:color="#002F5E" fo:font-size="9pt" style:font-size-asian="9pt" style:font-size-complex="9pt"/>
    </style:style>
    <style:style style:name="P101" style:parent-style-name="Default" style:family="paragraph">
      <style:text-properties style:font-name="Consolas" style:font-name-complex="Open Sans" fo:color="#002F5E" fo:font-size="9pt" style:font-size-asian="9pt" style:font-size-complex="9pt"/>
    </style:style>
    <style:style style:name="P1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3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4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7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8" style:parent-style-name="Default" style:family="paragraph">
      <style:text-properties style:font-name="Arial" style:font-name-complex="Arial" fo:font-size="11pt" style:font-size-asian="11pt" style:font-size-complex="11pt" fo:language="en" fo:country="US"/>
    </style:style>
    <style:style style:name="T109" style:parent-style-name="Absatz-Standardschriftart" style:family="text">
      <style:text-properties style:font-name="Arial" style:font-name-complex="Arial" fo:font-size="11pt" style:font-size-asian="11pt" style:font-size-complex="11pt" fo:language="en" fo:country="US"/>
    </style:style>
    <style:style style:name="T1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11" style:parent-style-name="Default" style:family="paragraph">
      <style:text-properties style:font-name="Arial" style:font-name-complex="Arial" fo:font-size="11pt" style:font-size-asian="11pt" style:font-size-complex="11pt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HTMLVorformatiert" style:family="paragraph">
      <style:paragraph-properties fo:background-color="#FFFFFF"/>
    </style:style>
    <style:style style:name="T114" style:parent-style-name="Absatz-Standardschriftart" style:family="text">
      <style:text-properties style:font-name="Arial" style:font-name-complex="Arial" fo:color="#000000" fo:font-size="11pt" style:font-size-asian="11pt" style:font-size-complex="11pt" fo:language="de" fo:country="DE"/>
    </style:style>
    <style:style style:name="T115" style:parent-style-name="Absatz-Standardschriftart" style:family="text">
      <style:text-properties style:font-name="Arial" style:font-name-complex="Arial" fo:color="#000000" fo:font-size="11pt" style:font-size-asian="11pt" style:font-size-complex="11pt" fo:language="de" fo:country="DE" style:language-asian="de" style:country-asian="DE"/>
    </style:style>
  </office:automatic-styles>
  <office:body>
    <office:text text:use-soft-page-breaks="true">
      <text:p text:style-name="P1">Einführung in die technische Informatik</text:p>
      <text:p text:style-name="P2">Rechnerarchitektur Praktikum 1</text:p>
      <text:p text:style-name="P3">Praktikumsbericht Gruppe 1: Benjamin Probst, Tim Hanel</text:p>
      <text:p text:style-name="P4">Aufgabe 1:</text:p>
      <text:p text:style-name="P5">Kernanzahl × Taktfrequenz in GHz × CPU-Instruktionen pro Takt = Rechenleistung in GigaFlops</text:p>
      <text:p text:style-name="Default"><text:span text:style-name="T6">Daher 12 Kerne*2,5Ghz Taktfrequenz*</text:span><text:span text:style-name="T7">2 Ausführungseinheiten (FMA) * 2 Operationen / FMA-Einheit = 120 Gigaflop ohne boost Takt</text:span></text:p>
      <text:p text:style-name="Default"><text:span text:style-name="T8">Und<text:s/></text:span><text:span text:style-name="T9">12 Kerne*3,3Ghz Taktfrequenz*</text:span><text:span text:style-name="T10">2 Ausführungseinheiten (FMA) * 2 Operationen / FMA-Einheit = 158,4 Gigaflop ohne boost Takt</text:span></text:p>
      <text:p text:style-name="P11"/>
      <text:p text:style-name="P12">Aufgabe 2:</text:p>
      <text:p text:style-name="P13">Um eine Matrixmultiplikation mithilfe von MPI zu beschleunigen können folgende Funktionen helfen:</text:p>
      <text:p text:style-name="P14"><text:span text:style-name="T15">MPI_Init(</text:span><text:span text:style-name="T16">&amp;</text:span><text:span text:style-name="T17">argc,</text:span><text:span text:style-name="T18"><text:s/></text:span><text:span text:style-name="T19">&amp;</text:span><text:span text:style-name="T20">argv); //initialisiert die MPI Kommunikation zwischen allen Prozessen</text:span></text:p>
      <text:p text:style-name="P21"><text:span text:style-name="T22">MPI_Comm_size(MPI_COMM_WORLD,</text:span><text:span text:style-name="T23"><text:s/></text:span><text:span text:style-name="T24">&amp;</text:span><text:span text:style-name="T25">size_Of_Cluster); //initialisiert die Cluster Größe</text:span></text:p>
      <text:p text:style-name="P26"><text:span text:style-name="T27">MPI_Comm_rank(MPI_COMM_WORLD,</text:span><text:span text:style-name="T28"><text:s/></text:span><text:span text:style-name="T29">&amp;</text:span><text:span text:style-name="T30">process_Rank); //initialisiert die Prozessnummer</text:span></text:p>
      <text:p text:style-name="P31"/>
      <text:p text:style-name="P32"><text:span text:style-name="T33">MPI_Send(</text:span><text:span text:style-name="T34">void</text:span><text:span text:style-name="T35">*</text:span><text:span text:style-name="T36"><text:s/></text:span><text:span text:style-name="T37">message,</text:span><text:span text:style-name="T38"><text:s/></text:span><text:span text:style-name="T39">int</text:span><text:span text:style-name="T40"><text:s/></text:span><text:span text:style-name="T41">count,</text:span><text:span text:style-name="T42"><text:s/></text:span><text:span text:style-name="T43">MPI_Datatype</text:span><text:span text:style-name="T44"><text:s/></text:span><text:span text:style-name="T45">datatype,</text:span><text:span text:style-name="T46"><text:s/></text:span><text:span text:style-name="T47">int</text:span><text:span text:style-name="T48"><text:s/></text:span><text:span text:style-name="T49">dest,</text:span><text:span text:style-name="T50"><text:s/></text:span><text:span text:style-name="T51">int</text:span><text:span text:style-name="T52"><text:s/></text:span><text:span text:style-name="T53">tag,</text:span><text:span text:style-name="T54"><text:s/></text:span><text:span text:style-name="T55">MPI_Comm,</text:span><text:span text:style-name="T56"><text:s/></text:span><text:span text:style-name="T57">communicator); //kann Nachrichten an Zielprozess senden</text:span></text:p>
      <text:p text:style-name="P58">MPI_Scatter(void* sendbuf, intsendcount, MPI_Datatypesendtype,</text:p>
      <text:p text:style-name="P59"><text:span text:style-name="T60">void* recvbuf, intrecvcount, MPI_Datatyperecvtype, introot, MPI_Commcomm //kann vom root Prozess Daten sortiert nach Reihenfolge an anderen Prozessen gestaffelt senden</text:span></text:p>
      <text:p text:style-name="P61"/>
      <text:p text:style-name="P62"><text:span text:style-name="T63">MPI_Recv(</text:span><text:span text:style-name="T64">void</text:span><text:span text:style-name="T65">*</text:span><text:span text:style-name="T66"><text:s/></text:span><text:span text:style-name="T67">data,</text:span><text:span text:style-name="T68"><text:s/></text:span><text:span text:style-name="T69">int</text:span><text:span text:style-name="T70"><text:s/></text:span><text:span text:style-name="T71">count,</text:span><text:span text:style-name="T72"><text:s/></text:span><text:span text:style-name="T73">MPI_Datatype</text:span><text:span text:style-name="T74"><text:s/></text:span><text:span text:style-name="T75">datatype,</text:span><text:span text:style-name="T76"><text:s/></text:span><text:span text:style-name="T77">int</text:span><text:span text:style-name="T78"><text:s/></text:span><text:span text:style-name="T79">from,</text:span><text:span text:style-name="T80"><text:s/></text:span><text:span text:style-name="T81">int</text:span><text:span text:style-name="T82"><text:s/></text:span><text:span text:style-name="T83">tag,</text:span><text:span text:style-name="T84"><text:s/></text:span><text:span text:style-name="T85">MPI_Comm</text:span><text:span text:style-name="T86"><text:s/></text:span><text:span text:style-name="T87">comm,</text:span><text:span text:style-name="T88"><text:s/></text:span><text:span text:style-name="T89">MPI_Status</text:span><text:span text:style-name="T90">*</text:span><text:span text:style-name="T91"><text:s/></text:span><text:span text:style-name="T92">status); //kann Nachricht von anderem Prozess empfangen</text:span></text:p>
      <text:p text:style-name="P93">MPI_Gather(void* sendbuf, intsendcount, MPI_Datatypesendtype, void* recvbuf,</text:p>
      <text:p text:style-name="P94"><text:span text:style-name="T95">intrecvcount, MPI_Datatyperecvtype, introot, MPI_Commcomm) //kann an den root Prozess Daten sortiert nach Reihenfolge von anderen Prozessen empfangen</text:span></text:p>
      <text:p text:style-name="P96"/>
      <text:p text:style-name="P97">Funktionen wie MPI_Allgather oder MPI_Allreduce werden nicht benötigt, da für die Verarbeitung nicht jeder Prozess im Besitz aller Daten sein muss. Eine redundante Verarbeitung ist nicht gewünscht.</text:p>
      <text:p text:style-name="P98"/>
      <text:p text:style-name="P99">Eine weitere interessante Funktion ist:<text:s/></text:p>
      <text:p text:style-name="P100">MPI_Alltoall(void* sendbuf, intsendcount, MPI_Datatypesendtype, void* recvbuf, intrecvcount, MPI_Datatyperecvtype, MPI_Commcomm) // Kann Vektoren verschiedener Probleme an multiple Prozesse kaskadieren, kann dazu genutzt werden mehrere Zeilen einer Multiplikation an verschiedene Prozesse aufzuteilen</text:p>
      <text:p text:style-name="P101"/>
      <text:p text:style-name="P102">Aufgabe 3:</text:p>
      <text:p text:style-name="P103">Gefundene Modulabhängigkeit: scorep/scs5/trunk-pgi-ompi-cuda9.1 unter modenv/scs5. Dazu gehören untergeordnete Module: Module GCCcore/12.2.0zlib/1.2.12-GCCcore-12.2.0binutils/2.39-GCCcore-12.2.0GCC/12.2.0.</text:p>
      <text:p text:style-name="P104"/>
      <text:p text:style-name="P105">Aufgabe 4:</text:p>
      <text:p text:style-name="P106">Mit dem Befehl module spider -r mpi lässt sich die verfügbare Version auf Taurus finden. Diese ist OpenMPI/4.1.1 mit dem Unterpaket NVHPC-21.7. Um die installierte Version zu überprüfen tippen wir mpicc –version. Diese zeigt nach dem Laden von MPI:</text:p>
      <text:p text:style-name="P107">„nvc 21.7-0 64-bit target on x86-64 Linux -tp haswell</text:p>
      <text:p text:style-name="P108">NVIDIA Compilers and Tools</text:p>
      <text:p text:style-name="Default"><text:span text:style-name="T109">Copyright (c) 2021, NVIDIA CORPORATION &amp; AFFILIATES. <text:s/></text:span><text:span text:style-name="T110">All rights reserved.“</text:span></text:p>
      <text:p text:style-name="P111"/>
      <text:soft-page-break/>
      <text:p text:style-name="P112">Aufgabe 5:</text:p>
      <text:p text:style-name="P113"><text:span text:style-name="T114">Der Befehl um 12 Prozesse gleichermaßen auf 2 Knoten zu starten lautet „</text:span><text:span text:style-name="T115">srun -t 00:20:00 --ntasks=12 --mem-per-cpu=1700 --cpus-per-task=2 -A -A p_lv_eti2223 --exclusive ./task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atzhaltertext" style:display-name="Platzhaltertext" style:family="text" style:parent-style-name="Absatz-Standardschriftart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language="de" fo:country="DE" fo:hyphenate="true"/>
    </style:style>
    <style:style style:name="n" style:display-name="n" style:family="text" style:parent-style-name="Absatz-Standardschriftart"/>
    <style:style style:name="p" style:display-name="p" style:family="text" style:parent-style-name="Absatz-Standardschriftart"/>
    <style:style style:name="o" style:display-name="o" style:family="text" style:parent-style-name="Absatz-Standardschriftart"/>
    <style:style style:name="w" style:display-name="w" style:family="text" style:parent-style-name="Absatz-Standardschriftart"/>
    <style:style style:name="kt" style:display-name="kt" style:family="text" style:parent-style-name="Absatz-Standardschriftar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fo:language="de" fo:country="D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fc3dba4, f9d8dff6</meta:initial-creator>
    <dc:creator>Benjamin-Elias Probst</dc:creator>
    <meta:creation-date>2022-12-06T17:45:00Z</meta:creation-date>
    <dc:date>2022-12-16T11:29:00Z</dc:date>
    <meta:print-date>2022-12-11T14:00:00Z</meta:print-date>
    <meta:template xlink:href="Normal.dotm" xlink:type="simple"/>
    <meta:editing-cycles>49</meta:editing-cycles>
    <meta:editing-duration>PT0S</meta:editing-duration>
    <meta:document-statistic meta:page-count="2" meta:paragraph-count="5" meta:word-count="406" meta:character-count="2961" meta:row-count="21" meta:non-whitespace-character-count="2560"/>
  </office:meta>
</office:document-meta>
</file>